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881cm"/>
    </style:style>
    <style:style style:name="co4" style:family="table-column">
      <style:table-column-properties fo:break-before="auto" style:column-width="3.801cm"/>
    </style:style>
    <style:style style:name="co5" style:family="table-column">
      <style:table-column-properties fo:break-before="auto" style:column-width="4.533cm"/>
    </style:style>
    <style:style style:name="co6" style:family="table-column">
      <style:table-column-properties fo:break-before="auto" style:column-width="3.433cm"/>
    </style:style>
    <style:style style:name="co7" style:family="table-column">
      <style:table-column-properties fo:break-before="auto" style:column-width="10.892cm"/>
    </style:style>
    <style:style style:name="co8" style:family="table-column">
      <style:table-column-properties fo:break-before="auto" style:column-width="3.903cm"/>
    </style:style>
    <style:style style:name="co9" style:family="table-column">
      <style:table-column-properties fo:break-before="auto" style:column-width="4.112cm"/>
    </style:style>
    <style:style style:name="co10" style:family="table-column">
      <style:table-column-properties fo:break-before="auto" style:column-width="5.396cm"/>
    </style:style>
    <style:style style:name="co11" style:family="table-column">
      <style:table-column-properties fo:break-before="auto" style:column-width="4.538cm"/>
    </style:style>
    <style:style style:name="co12" style:family="table-column">
      <style:table-column-properties fo:break-before="auto" style:column-width="3.35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00"/>
    </style:style>
    <style:style style:name="ce3" style:family="table-cell" style:parent-style-name="Default">
      <style:table-cell-properties fo:background-color="#00ff66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00cc00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00cc33"/>
    </style:style>
    <style:style style:name="ce9" style:family="table-cell" style:parent-style-name="Default">
      <style:table-cell-properties fo:background-color="#ff3399"/>
    </style:style>
  </office:automatic-styles>
  <office:body>
    <office:spreadsheet>
      <table:table table:name="Tableu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row table:style-name="ro1">
          <table:table-cell office:value-type="string">
            <text:p><text:s/></text:p>
          </table:table-cell>
          <table:table-cell/>
          <table:table-cell table:style-name="ce1" office:value-type="string">
            <text:p>Lactococcus lactis</text:p>
          </table:table-cell>
          <table:table-cell table:style-name="ce1"/>
          <table:table-cell office:value-type="string">
            <text:p>GenBank</text:p>
          </table:table-cell>
          <table:table-cell office:value-type="string">
            <text:p>Présence sur Micro</text:p>
          </table:table-cell>
          <table:table-cell table:style-name="ce1" office:value-type="string">
            <text:p>Lactobacillus plantarum</text:p>
          </table:table-cell>
          <table:table-cell/>
          <table:table-cell office:value-type="string">
            <text:p>Genbank</text:p>
          </table:table-cell>
          <table:table-cell office:value-type="string">
            <text:p>Présence sur Micro</text:p>
          </table:table-cell>
          <table:table-cell table:style-name="ce1" office:value-type="string">
            <text:p>Propionibacterium freudenreichii</text:p>
          </table:table-cell>
          <table:table-cell office:value-type="string">
            <text:p>ATCC(global bioressource)</text:p>
          </table:table-cell>
          <table:table-cell office:value-type="string">
            <text:p>GenBank</text:p>
          </table:table-cell>
          <table:table-cell office:value-type="string">
            <text:p>Présence sur Micro</text:p>
          </table:table-cell>
        </table:table-row>
        <table:table-row table:style-name="ro1">
          <table:table-cell table:number-columns-repeated="2"/>
          <table:table-cell office:value-type="string">
            <text:p>subsp. lactis S0 </text:p>
          </table:table-cell>
          <table:table-cell/>
          <table:table-cell office:value-type="string">
            <text:p>NZ_CP010050.1</text:p>
          </table:table-cell>
          <table:table-cell table:style-name="ce5"/>
          <table:table-cell office:value-type="string">
            <text:p>L31-1 </text:p>
          </table:table-cell>
          <table:table-cell/>
          <table:table-cell table:style-name="ce7" office:value-type="string">
            <text:p>LEKW00000000.1</text:p>
          </table:table-cell>
          <table:table-cell table:style-name="ce5"/>
          <table:table-cell office:value-type="string">
            <text:p>shermanii CIRM-BIA1(helene)</text:p>
          </table:table-cell>
          <table:table-cell office:value-type="string">
            <text:p>ATCC9614</text:p>
          </table:table-cell>
          <table:table-cell office:value-type="string">
            <text:p>FN806773</text:p>
          </table:table-cell>
          <table:table-cell table:style-name="ce5"/>
        </table:table-row>
        <table:table-row table:style-name="ro1">
          <table:table-cell table:number-columns-repeated="2"/>
          <table:table-cell office:value-type="string">
            <text:p>AI06 </text:p>
          </table:table-cell>
          <table:table-cell/>
          <table:table-cell office:value-type="string">
            <text:p>NZ_CP009472.1</text:p>
          </table:table-cell>
          <table:table-cell table:style-name="ce5"/>
          <table:table-cell office:value-type="string">
            <text:p>subsp. plantarum CGMCC 1.557 </text:p>
          </table:table-cell>
          <table:table-cell/>
          <table:table-cell office:value-type="string">
            <text:p>NZ_CM003439.1</text:p>
          </table:table-cell>
          <table:table-cell table:style-name="ce5"/>
          <table:table-cell office:value-type="string">
            <text:p>DSM 20271</text:p>
          </table:table-cell>
          <table:table-cell office:value-type="string">
            <text:p>ATCC6207</text:p>
          </table:table-cell>
          <table:table-cell office:value-type="string">
            <text:p><text:s/>AF280075.1</text:p>
          </table:table-cell>
          <table:table-cell table:style-name="ce9" office:value-type="string">
            <text:p>pas trouvé</text:p>
          </table:table-cell>
        </table:table-row>
        <table:table-row table:style-name="ro1">
          <table:table-cell table:number-columns-repeated="2"/>
          <table:table-cell office:value-type="string">
            <text:p>lactis KLDS 4.0325 </text:p>
          </table:table-cell>
          <table:table-cell/>
          <table:table-cell office:value-type="string">
            <text:p>NC_022593.1</text:p>
          </table:table-cell>
          <table:table-cell table:style-name="ce5"/>
          <table:table-cell office:value-type="string">
            <text:p>B21 </text:p>
          </table:table-cell>
          <table:table-cell/>
          <table:table-cell office:value-type="string">
            <text:p>NZ_CP010528.1</text:p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remoris KW2 </text:p>
          </table:table-cell>
          <table:table-cell/>
          <table:table-cell office:value-type="string">
            <text:p>NC_022369.1</text:p>
          </table:table-cell>
          <table:table-cell table:style-name="ce5"/>
          <table:table-cell office:value-type="string">
            <text:p>5-2 </text:p>
          </table:table-cell>
          <table:table-cell/>
          <table:table-cell office:value-type="string">
            <text:p>NZ_CP009236.1</text:p>
          </table:table-cell>
          <table:table-cell table:style-name="ce5"/>
          <table:table-cell office:value-type="string">
            <text:p>Draf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61-14 </text:p>
          </table:table-cell>
          <table:table-cell/>
          <table:table-cell table:style-name="ce4" office:value-type="string">
            <text:p>??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NC_021514.1</text:p>
          </table:table-cell>
          <table:table-cell table:style-name="ce5"/>
          <table:table-cell office:value-type="string">
            <text:p>PFCIRM9 </text:p>
          </table:table-cell>
          <table:table-cell office:value-type="string">
            <text:p>bah rien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lactis M78 </text:p>
          </table:table-cell>
          <table:table-cell/>
          <table:table-cell table:style-name="ce4" office:value-type="string">
            <text:p>??</text:p>
          </table:table-cell>
          <table:table-cell/>
          <table:table-cell office:value-type="string">
            <text:p>plantarum CCM 1904 </text:p>
          </table:table-cell>
          <table:table-cell/>
          <table:table-cell table:style-name="ce4" office:value-type="string">
            <text:p>non publié</text:p>
          </table:table-cell>
          <table:table-cell/>
          <table:table-cell office:value-type="string">
            <text:p>CIRM-BIA 138 (ITG P9)</text:p>
          </table:table-cell>
          <table:table-cell office:value-type="string">
            <text:p>bon ya pas moyen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cremoris SMQ-461 </text:p>
          </table:table-cell>
          <table:table-cell/>
          <table:table-cell table:style-name="ce4" office:value-type="string">
            <text:p>??</text:p>
          </table:table-cell>
          <table:table-cell/>
          <table:table-cell office:value-type="string">
            <text:p>ZJ316 </text:p>
          </table:table-cell>
          <table:table-cell/>
          <table:table-cell office:value-type="string">
            <text:p>NC_020229.1</text:p>
          </table:table-cell>
          <table:table-cell table:style-name="ce5"/>
          <table:table-cell office:value-type="string">
            <text:p>CIRM-BIA 118</text:p>
          </table:table-cell>
          <table:table-cell/>
          <table:table-cell office:value-type="string">
            <text:p>CCYN00000000.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actis IO-1 </text:p>
          </table:table-cell>
          <table:table-cell/>
          <table:table-cell office:value-type="string">
            <text:p>NC_020450.1</text:p>
          </table:table-cell>
          <table:table-cell table:style-name="ce5"/>
          <table:table-cell office:value-type="string">
            <text:p>plantarum ST-III </text:p>
          </table:table-cell>
          <table:table-cell/>
          <table:table-cell office:value-type="string">
            <text:p>NC_014554.1</text:p>
          </table:table-cell>
          <table:table-cell table:style-name="ce8" office:value-type="string">
            <text:p>X</text:p>
          </table:table-cell>
          <table:table-cell office:value-type="string">
            <text:p>CIRM-BIA 119</text:p>
          </table:table-cell>
          <table:table-cell/>
          <table:table-cell office:value-type="string">
            <text:p>CCYS00000000.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remoris UC509.9 </text:p>
          </table:table-cell>
          <table:table-cell/>
          <table:table-cell office:value-type="string">
            <text:p>NC_019435.1</text:p>
          </table:table-cell>
          <table:table-cell table:style-name="ce5"/>
          <table:table-cell office:value-type="string">
            <text:p>plantarum P8 </text:p>
          </table:table-cell>
          <table:table-cell/>
          <table:table-cell office:value-type="string">
            <text:p>NC_021224.2</text:p>
          </table:table-cell>
          <table:table-cell table:style-name="ce5"/>
          <table:table-cell office:value-type="string">
            <text:p>CIRM-BIA 121</text:p>
          </table:table-cell>
          <table:table-cell/>
          <table:table-cell office:value-type="string">
            <text:p>CCYR00000000.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remoris A76 </text:p>
          </table:table-cell>
          <table:table-cell/>
          <table:table-cell office:value-type="string">
            <text:p>NC_017492.1</text:p>
          </table:table-cell>
          <table:table-cell table:style-name="ce5"/>
          <table:table-cell office:value-type="string">
            <text:p>JDM1 </text:p>
          </table:table-cell>
          <table:table-cell/>
          <table:table-cell office:value-type="string">
            <text:p>NC_012984.1</text:p>
          </table:table-cell>
          <table:table-cell table:style-name="ce8" office:value-type="string">
            <text:p>X</text:p>
          </table:table-cell>
          <table:table-cell office:value-type="string">
            <text:p>CIRM-BIA 122</text:p>
          </table:table-cell>
          <table:table-cell/>
          <table:table-cell office:value-type="string">
            <text:p>CCYP00000000.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actis CV56 </text:p>
          </table:table-cell>
          <table:table-cell/>
          <table:table-cell office:value-type="string">
            <text:p>NC_017486.1</text:p>
          </table:table-cell>
          <table:table-cell table:style-name="ce5"/>
          <table:table-cell office:value-type="string">
            <text:p>WCFS1 </text:p>
          </table:table-cell>
          <table:table-cell/>
          <table:table-cell office:value-type="string">
            <text:p>AL935263.2</text:p>
          </table:table-cell>
          <table:table-cell table:style-name="ce2" office:value-type="string">
            <text:p>X?</text:p>
          </table:table-cell>
          <table:table-cell office:value-type="string">
            <text:p>CIRM-BIA 123</text:p>
          </table:table-cell>
          <table:table-cell/>
          <table:table-cell office:value-type="string">
            <text:p>CCYQ00000000.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remoris NZ9000 </text:p>
          </table:table-cell>
          <table:table-cell/>
          <table:table-cell office:value-type="string">
            <text:p>NC_017949.1</text:p>
          </table:table-cell>
          <table:table-cell table:style-name="ce5"/>
          <table:table-cell table:number-columns-repeated="4"/>
          <table:table-cell office:value-type="string">
            <text:p>CIRM-BIA 125 (ITG P14)</text:p>
          </table:table-cell>
          <table:table-cell/>
          <table:table-cell office:value-type="string">
            <text:p>CCYW00000000.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actis KF147 </text:p>
          </table:table-cell>
          <table:table-cell/>
          <table:table-cell office:value-type="string">
            <text:p>NC_013656.1</text:p>
          </table:table-cell>
          <table:table-cell table:style-name="ce6" office:value-type="string">
            <text:p>X</text:p>
          </table:table-cell>
          <table:table-cell table:style-name="ce4" office:value-type="string">
            <text:p>YEN A UN SUR MICRO QUE LON A PAS(ATCC14917)</text:p>
          </table:table-cell>
          <table:table-cell table:number-columns-repeated="3"/>
          <table:table-cell office:value-type="string">
            <text:p>CIRM-BIA 127 (ITG P18)</text:p>
          </table:table-cell>
          <table:table-cell/>
          <table:table-cell office:value-type="string">
            <text:p>CCYU00000000.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actis Il1403 </text:p>
          </table:table-cell>
          <table:table-cell/>
          <table:table-cell table:style-name="ce4" office:value-type="string">
            <text:p>??</text:p>
          </table:table-cell>
          <table:table-cell table:style-name="ce6" office:value-type="string">
            <text:p>X</text:p>
          </table:table-cell>
          <table:table-cell office:value-type="string">
            <text:p>Drafts:</text:p>
          </table:table-cell>
          <table:table-cell table:number-columns-repeated="3"/>
          <table:table-cell office:value-type="string">
            <text:p>CIRM-BIA 129 (ITG P20)</text:p>
          </table:table-cell>
          <table:table-cell/>
          <table:table-cell office:value-type="string">
            <text:p>CCBE000000000.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remoris SK11 </text:p>
          </table:table-cell>
          <table:table-cell/>
          <table:table-cell office:value-type="string">
            <text:p>NC_008527.1</text:p>
          </table:table-cell>
          <table:table-cell table:style-name="ce6" office:value-type="string">
            <text:p>X</text:p>
          </table:table-cell>
          <table:table-cell table:style-name="ce3" office:value-type="string">
            <text:p>Lactobacillus plantarum JDM1 </text:p>
          </table:table-cell>
          <table:table-cell table:number-columns-repeated="3"/>
          <table:table-cell office:value-type="string">
            <text:p>CIRM-BIA 134</text:p>
          </table:table-cell>
          <table:table-cell/>
          <table:table-cell office:value-type="string">
            <text:p>CCYY00000000.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remoris MG1363 </text:p>
          </table:table-cell>
          <table:table-cell/>
          <table:table-cell office:value-type="string">
            <text:p>NC_009004.1 (2versions!!)</text:p>
          </table:table-cell>
          <table:table-cell table:style-name="ce6" office:value-type="string">
            <text:p>X</text:p>
          </table:table-cell>
          <table:table-cell table:style-name="ce3" office:value-type="string">
            <text:p>Lactobacillus plantarum WCFS1 </text:p>
          </table:table-cell>
          <table:table-cell table:number-columns-repeated="3"/>
          <table:table-cell office:value-type="string">
            <text:p>CIRM-BIA 135</text:p>
          </table:table-cell>
          <table:table-cell/>
          <table:table-cell office:value-type="string">
            <text:p>CCYZ00000000.1</text:p>
          </table:table-cell>
          <table:table-cell/>
        </table:table-row>
        <table:table-row table:style-name="ro2">
          <table:table-cell table:number-columns-repeated="6"/>
          <table:table-cell table:style-name="ce3" office:value-type="string">
            <text:p>Lactobacillus plantarum plantarum ST-III </text:p>
          </table:table-cell>
          <table:table-cell table:number-columns-repeated="3"/>
          <table:table-cell office:value-type="string">
            <text:p>CIRM-BIA 139 (ITG P23)</text:p>
          </table:table-cell>
          <table:table-cell/>
          <table:table-cell office:value-type="string">
            <text:p>CCYX00000000.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Drafts:</text:p>
          </table:table-cell>
          <table:table-cell table:number-columns-repeated="3"/>
          <table:table-cell table:style-name="ce3" office:value-type="string">
            <text:p>Lactobacillus plantarum plantarum P8 </text:p>
          </table:table-cell>
          <table:table-cell table:number-columns-repeated="3"/>
          <table:table-cell office:value-type="string">
            <text:p>CIRM-BIA 456</text:p>
          </table:table-cell>
          <table:table-cell/>
          <table:table-cell office:value-type="string">
            <text:p>CDAG00000000.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actococcus lactis JCM 5805 </text:p>
          </table:table-cell>
          <table:table-cell/>
          <table:table-cell office:value-type="string">
            <text:p>BBSI00000000.1</text:p>
          </table:table-cell>
          <table:table-cell/>
          <table:table-cell table:style-name="ce3" office:value-type="string">
            <text:p>Lactobacillus plantarum ZJ316 </text:p>
          </table:table-cell>
          <table:table-cell table:number-columns-repeated="3"/>
          <table:table-cell office:value-type="string">
            <text:p>CIRM-BIA 508</text:p>
          </table:table-cell>
          <table:table-cell/>
          <table:table-cell office:value-type="string">
            <text:p>CDAF00000000.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actococcus lactis subsp. cremoris DPC6860 </text:p>
          </table:table-cell>
          <table:table-cell/>
          <table:table-cell office:value-type="string">
            <text:p>LAVX00000000.1</text:p>
          </table:table-cell>
          <table:table-cell/>
          <table:table-cell table:style-name="ce3" office:value-type="string">
            <text:p>Lactobacillus plantarum 16 </text:p>
          </table:table-cell>
          <table:table-cell table:number-columns-repeated="3"/>
          <table:table-cell office:value-type="string">
            <text:p>CIRM-BIA 512</text:p>
          </table:table-cell>
          <table:table-cell/>
          <table:table-cell office:value-type="string">
            <text:p>CDAH00000000.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actococcus lactis subsp. cremoris DPC6856 </text:p>
          </table:table-cell>
          <table:table-cell/>
          <table:table-cell office:value-type="string">
            <text:p>LAVW00000000.1</text:p>
          </table:table-cell>
          <table:table-cell/>
          <table:table-cell table:style-name="ce3" office:value-type="string">
            <text:p>Lactobacillus plantarum plantarum CCM 1904 </text:p>
          </table:table-cell>
          <table:table-cell table:number-columns-repeated="3"/>
          <table:table-cell office:value-type="string">
            <text:p>CIRM-BIA 513</text:p>
          </table:table-cell>
          <table:table-cell/>
          <table:table-cell office:value-type="string">
            <text:p>CDAE00000000.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actococcus lactis subsp. lactis DPC6853 </text:p>
          </table:table-cell>
          <table:table-cell/>
          <table:table-cell office:value-type="string">
            <text:p>LAVD00000000.1</text:p>
          </table:table-cell>
          <table:table-cell/>
          <table:table-cell table:style-name="ce3" office:value-type="string">
            <text:p>Lactobacillus plantarum L31-1 </text:p>
          </table:table-cell>
          <table:table-cell table:number-columns-repeated="3"/>
          <table:table-cell office:value-type="string">
            <text:p>CIRM-BIA 514</text:p>
          </table:table-cell>
          <table:table-cell/>
          <table:table-cell office:value-type="string">
            <text:p>CDAD00000000.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actococcus lactis lactis GL2 </text:p>
          </table:table-cell>
          <table:table-cell/>
          <table:table-cell office:value-type="string">
            <text:p>JNCC00000000.2</text:p>
          </table:table-cell>
          <table:table-cell/>
          <table:table-cell table:style-name="ce3" office:value-type="string">
            <text:p>Lactobacillus plantarum subsp. plantarum CGMCC 1.557 </text:p>
          </table:table-cell>
          <table:table-cell table:number-columns-repeated="3"/>
          <table:table-cell office:value-type="string">
            <text:p>CIRM-BIA 516</text:p>
          </table:table-cell>
          <table:table-cell/>
          <table:table-cell office:value-type="string">
            <text:p>CDAB00000000.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actococcus lactis lactis JCM 7638 </text:p>
          </table:table-cell>
          <table:table-cell office:value-type="string">
            <text:p>WGS</text:p>
          </table:table-cell>
          <table:table-cell office:value-type="string">
            <text:p>BBAP00000000.1</text:p>
          </table:table-cell>
          <table:table-cell/>
          <table:table-cell table:style-name="ce3" office:value-type="string">
            <text:p>Lactobacillus plantarum B21 </text:p>
          </table:table-cell>
          <table:table-cell table:number-columns-repeated="3"/>
          <table:table-cell office:value-type="string">
            <text:p>CIRM-BIA 527</text:p>
          </table:table-cell>
          <table:table-cell/>
          <table:table-cell office:value-type="string">
            <text:p>CDAC00000000.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actococcus lactis lactis JCM 5805, NBRC 100933 </text:p>
          </table:table-cell>
          <table:table-cell/>
          <table:table-cell office:value-type="string">
            <text:p>BALX00000000.1</text:p>
          </table:table-cell>
          <table:table-cell/>
          <table:table-cell table:style-name="ce3" office:value-type="string">
            <text:p>Lactobacillus plantarum 5-2 </text:p>
          </table:table-cell>
          <table:table-cell table:number-columns-repeated="3"/>
          <table:table-cell office:value-type="string">
            <text:p>CIRM-BIA 1025 (ITG P1)</text:p>
          </table:table-cell>
          <table:table-cell/>
          <table:table-cell office:value-type="string">
            <text:p>CCYV00000000.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actococcus lactis cremoris HP </text:p>
          </table:table-cell>
          <table:table-cell/>
          <table:table-cell office:value-type="string">
            <text:p>JAUH00000000.1</text:p>
          </table:table-cell>
          <table:table-cell/>
          <table:table-cell office:value-type="string">
            <text:p>Lactobacillus plantarum PS128 </text:p>
          </table:table-cell>
          <table:table-cell/>
          <table:table-cell office:value-type="string">
            <text:p>LBHS00000000.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Lactococcus lactis hordniae NBRC 100931 </text:p>
          </table:table-cell>
          <table:table-cell/>
          <table:table-cell office:value-type="string">
            <text:p>NR_113958.1</text:p>
          </table:table-cell>
          <table:table-cell/>
          <table:table-cell office:value-type="string">
            <text:p>Lactobacillus plantarum strain:AH 78 </text:p>
          </table:table-cell>
          <table:table-cell/>
          <table:table-cell office:value-type="string">
            <text:p>LC019721.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Lactococcus lactis cremoris NBRC 100676 </text:p>
          </table:table-cell>
          <table:table-cell/>
          <table:table-cell office:value-type="string">
            <text:p>NR_113925.1</text:p>
          </table:table-cell>
          <table:table-cell/>
          <table:table-cell office:value-type="string">
            <text:p>Lactobacillus plantarum NL42 </text:p>
          </table:table-cell>
          <table:table-cell office:value-type="string">
            <text:p>WGS</text:p>
          </table:table-cell>
          <table:table-cell office:value-type="string">
            <text:p>JZSB00000000.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Lactococcus lactis cremoris TIFN1 </text:p>
          </table:table-cell>
          <table:table-cell office:value-type="string">
            <text:p>WGS refseq</text:p>
          </table:table-cell>
          <table:table-cell office:value-type="string">
            <text:p>NZ_ASXF00000000.1</text:p>
          </table:table-cell>
          <table:table-cell table:style-name="ce5"/>
          <table:table-cell office:value-type="string">
            <text:p>Lactobacillus plantarum 90sk </text:p>
          </table:table-cell>
          <table:table-cell office:value-type="string">
            <text:p>WGSrefseq</text:p>
          </table:table-cell>
          <table:table-cell office:value-type="string">
            <text:p>NZ_JXAX01000006.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Lactococcus lactis cremoris TIFN3 </text:p>
          </table:table-cell>
          <table:table-cell office:value-type="string">
            <text:p>WGS refseq</text:p>
          </table:table-cell>
          <table:table-cell office:value-type="string">
            <text:p>NZ_ATBE00000000.1</text:p>
          </table:table-cell>
          <table:table-cell table:style-name="ce5"/>
          <table:table-cell office:value-type="string">
            <text:p>Lactobacillus plantarum TIFN101 </text:p>
          </table:table-cell>
          <table:table-cell office:value-type="string">
            <text:p>WGS</text:p>
          </table:table-cell>
          <table:table-cell office:value-type="string">
            <text:p>JSUX00000000.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Lactococcus lactis cremoris TIFN5 </text:p>
          </table:table-cell>
          <table:table-cell/>
          <table:table-cell office:value-type="string">
            <text:p>ATBC00000000.1</text:p>
          </table:table-cell>
          <table:table-cell/>
          <table:table-cell office:value-type="string">
            <text:p>Lactobacillus plantarum CIP104448 </text:p>
          </table:table-cell>
          <table:table-cell/>
          <table:table-cell office:value-type="string">
            <text:p>JSUW00000000.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Lactococcus lactis cremoris TIFN6 </text:p>
          </table:table-cell>
          <table:table-cell/>
          <table:table-cell office:value-type="string">
            <text:p>ATBB00000000.1</text:p>
          </table:table-cell>
          <table:table-cell/>
          <table:table-cell office:value-type="string">
            <text:p>Lactobacillus plantarum FMNP01 </text:p>
          </table:table-cell>
          <table:table-cell/>
          <table:table-cell office:value-type="string">
            <text:p>JPSU00000000.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Lactococcus lactis cremoris TIFN7 </text:p>
          </table:table-cell>
          <table:table-cell/>
          <table:table-cell office:value-type="string">
            <text:p>ATBA00000000.1</text:p>
          </table:table-cell>
          <table:table-cell/>
          <table:table-cell office:value-type="string">
            <text:p>Lactobacillus plantarum plantarum wikim18 </text:p>
          </table:table-cell>
          <table:table-cell/>
          <table:table-cell office:value-type="string">
            <text:p>JMEL00000000.1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2" office:value-type="string">
            <text:p>Lactococcus lactis lactis Dephy 1 </text:p>
          </table:table-cell>
          <table:table-cell table:style-name="ce2" office:value-type="string">
            <text:p>pas mm locus</text:p>
          </table:table-cell>
          <table:table-cell table:style-name="ce2" office:value-type="string">
            <text:p>CBUJ000000000.1</text:p>
          </table:table-cell>
          <table:table-cell/>
          <table:table-cell office:value-type="string">
            <text:p>Lactobacillus plantarum LP91 </text:p>
          </table:table-cell>
          <table:table-cell/>
          <table:table-cell office:value-type="string">
            <text:p>AXDQ00000000.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Lactococcus lactis lactis bv. diacetylactis TIFN2 </text:p>
          </table:table-cell>
          <table:table-cell office:value-type="string">
            <text:p>WGS refseq</text:p>
          </table:table-cell>
          <table:table-cell office:value-type="string">
            <text:p>NZ_ATBF00000000.1</text:p>
          </table:table-cell>
          <table:table-cell table:style-name="ce5"/>
          <table:table-cell office:value-type="string">
            <text:p>Lactobacillus plantarum WHE 92 </text:p>
          </table:table-cell>
          <table:table-cell/>
          <table:table-cell office:value-type="string">
            <text:p>AWOY00000000.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Lactococcus lactis lactis bv. diacetylactis TIFN4 </text:p>
          </table:table-cell>
          <table:table-cell office:value-type="string">
            <text:p>WGS refseq</text:p>
          </table:table-cell>
          <table:table-cell office:value-type="string">
            <text:p>NZ_ATBD00000000.1</text:p>
          </table:table-cell>
          <table:table-cell table:style-name="ce5"/>
          <table:table-cell office:value-type="string">
            <text:p>Lactobacillus plantarum WJL </text:p>
          </table:table-cell>
          <table:table-cell office:value-type="string">
            <text:p>WGS refseq</text:p>
          </table:table-cell>
          <table:table-cell office:value-type="string">
            <text:p>NZ_LKLZ01000013.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Lactococcus lactis subsp. lactis 1AA59 </text:p>
          </table:table-cell>
          <table:table-cell/>
          <table:table-cell office:value-type="string">
            <text:p>AZQT00000000.1</text:p>
          </table:table-cell>
          <table:table-cell/>
          <table:table-cell office:value-type="string">
            <text:p>Lactobacillus plantarum LP91 </text:p>
          </table:table-cell>
          <table:table-cell office:value-type="string">
            <text:p>WGS refseq</text:p>
          </table:table-cell>
          <table:table-cell office:value-type="string">
            <text:p>NZ_AXDQ00000000.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Lactococcus lactis subsp. cremoris Mast36 </text:p>
          </table:table-cell>
          <table:table-cell/>
          <table:table-cell office:value-type="string">
            <text:p>JZUI00000000.1</text:p>
          </table:table-cell>
          <table:table-cell/>
          <table:table-cell office:value-type="string">
            <text:p>Lactobacillus plantarum CMPG5300 </text:p>
          </table:table-cell>
          <table:table-cell office:value-type="string">
            <text:p>WGS</text:p>
          </table:table-cell>
          <table:table-cell office:value-type="string">
            <text:p>AXZV00000000.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Lactococcus lactis cremoris A17 </text:p>
          </table:table-cell>
          <table:table-cell/>
          <table:table-cell office:value-type="string">
            <text:p>JQIC00000000.1</text:p>
          </table:table-cell>
          <table:table-cell/>
          <table:table-cell office:value-type="string">
            <text:p>Lactobacillus plantarum 2025 </text:p>
          </table:table-cell>
          <table:table-cell/>
          <table:table-cell office:value-type="string">
            <text:p>AVFJ00000000.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Lactococcus lactis lactis Dephy 1 </text:p>
          </table:table-cell>
          <table:table-cell/>
          <table:table-cell office:value-type="string">
            <text:p>CBUJ000000000.1</text:p>
          </table:table-cell>
          <table:table-cell/>
          <table:table-cell office:value-type="string">
            <text:p>Lactobacillus plantarum 2165 </text:p>
          </table:table-cell>
          <table:table-cell office:value-type="string">
            <text:p>WGS refseq</text:p>
          </table:table-cell>
          <table:table-cell office:value-type="string">
            <text:p>NZ_AVFI00000000.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Lactococcus lactis lactis bv. diacetylactis LD61 </text:p>
          </table:table-cell>
          <table:table-cell/>
          <table:table-cell office:value-type="string">
            <text:p>AXZK00000000.1</text:p>
          </table:table-cell>
          <table:table-cell/>
          <table:table-cell office:value-type="string">
            <text:p>Lactobacillus plantarum 19L3 </text:p>
          </table:table-cell>
          <table:table-cell/>
          <table:table-cell office:value-type="string">
            <text:p>AWTS00000000.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Lactococcus lactis Bpl1 </text:p>
          </table:table-cell>
          <table:table-cell/>
          <table:table-cell office:value-type="string">
            <text:p>JRFX00000000.1</text:p>
          </table:table-cell>
          <table:table-cell/>
          <table:table-cell office:value-type="string">
            <text:p>Lactobacillus plantarum EGD-AQ4 </text:p>
          </table:table-cell>
          <table:table-cell office:value-type="string">
            <text:p>WGS refseq</text:p>
          </table:table-cell>
          <table:table-cell office:value-type="string">
            <text:p>NZ_AVAQ01000052.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Lactococcus lactis cremoris GE214 </text:p>
          </table:table-cell>
          <table:table-cell office:value-type="string">
            <text:p>WGS refseq</text:p>
          </table:table-cell>
          <table:table-cell office:value-type="string">
            <text:p>NZ_AZSI00000000.1</text:p>
          </table:table-cell>
          <table:table-cell/>
          <table:table-cell office:value-type="string">
            <text:p>Lactobacillus plantarum 4_3 </text:p>
          </table:table-cell>
          <table:table-cell office:value-type="string">
            <text:p>WGS</text:p>
          </table:table-cell>
          <table:table-cell office:value-type="string">
            <text:p>AYTU00000000.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Lactococcus lactis lactis 511 </text:p>
          </table:table-cell>
          <table:table-cell office:value-type="string">
            <text:p>WGS refseq</text:p>
          </table:table-cell>
          <table:table-cell office:value-type="string">
            <text:p>NZ_JNLP00000000.1(master de rien, change)</text:p>
          </table:table-cell>
          <table:table-cell/>
          <table:table-cell office:value-type="string">
            <text:p>Lactobacillus plantarum AY01 </text:p>
          </table:table-cell>
          <table:table-cell office:value-type="string">
            <text:p>WGS</text:p>
          </table:table-cell>
          <table:table-cell office:value-type="string">
            <text:p>AVAI00000000.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Lactococcus lactis lactis YF11 </text:p>
          </table:table-cell>
          <table:table-cell office:value-type="string">
            <text:p>WGS refseq</text:p>
          </table:table-cell>
          <table:table-cell office:value-type="string">
            <text:p>NZ_APAV00000000.1</text:p>
          </table:table-cell>
          <table:table-cell table:style-name="ce5"/>
          <table:table-cell office:value-type="string">
            <text:p>Lactobacillus plantarum IPLA88 </text:p>
          </table:table-cell>
          <table:table-cell office:value-type="string">
            <text:p>WGS refseq</text:p>
          </table:table-cell>
          <table:table-cell office:value-type="string">
            <text:p>NZ_ASJE00000000.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Lactococcus lactis lactis A12 </text:p>
          </table:table-cell>
          <table:table-cell/>
          <table:table-cell office:value-type="string">
            <text:p>CBLU000000000.1</text:p>
          </table:table-cell>
          <table:table-cell/>
          <table:table-cell office:value-type="string">
            <text:p>Lactobacillus plantarum DOMLa </text:p>
          </table:table-cell>
          <table:table-cell/>
          <table:table-cell office:value-type="string">
            <text:p>CP004406.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Lactococcus lactis lactis NCDO 2118 </text:p>
          </table:table-cell>
          <table:table-cell office:value-type="string">
            <text:p>refseq_complet</text:p>
          </table:table-cell>
          <table:table-cell office:value-type="string">
            <text:p>NZ_CP009054.1</text:p>
          </table:table-cell>
          <table:table-cell/>
          <table:table-cell office:value-type="string">
            <text:p>Lactobacillus plantarum UCMA 3037 </text:p>
          </table:table-cell>
          <table:table-cell office:value-type="string">
            <text:p>2 versions</text:p>
          </table:table-cell>
          <table:table-cell office:value-type="string">
            <text:p>APHP01000012.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Lactococcus lactis cremoris CNCM I-1631 </text:p>
          </table:table-cell>
          <table:table-cell/>
          <table:table-cell office:value-type="string">
            <text:p>AGHX00000000.1</text:p>
          </table:table-cell>
          <table:table-cell/>
          <table:table-cell office:value-type="string">
            <text:p>Lactobacillus plantarum AG30 </text:p>
          </table:table-cell>
          <table:table-cell office:value-type="string">
            <text:p>WGS refseq</text:p>
          </table:table-cell>
          <table:table-cell office:value-type="string">
            <text:p>NZ_JHWA00000000.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Lactococcus lactis subsp. cremoris IBB477 </text:p>
          </table:table-cell>
          <table:table-cell table:number-columns-repeated="3"/>
          <table:table-cell office:value-type="string">
            <text:p>Lactobacillus plantarum plantarum NC8 </text:p>
          </table:table-cell>
          <table:table-cell/>
          <table:table-cell office:value-type="string">
            <text:p>AGRI00000000.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Lactococcus lactis strain:Ll1596 </text:p>
          </table:table-cell>
          <table:table-cell/>
          <table:table-cell table:style-name="ce4" office:value-type="string">
            <text:p>?????</text:p>
          </table:table-cell>
          <table:table-cell/>
          <table:table-cell office:value-type="string">
            <text:p>Lactobacillus plantarum ATCC 14917 </text:p>
          </table:table-cell>
          <table:table-cell office:value-type="string">
            <text:p>16s</text:p>
          </table:table-cell>
          <table:table-cell office:value-type="string">
            <text:p>KT025937.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Lactococcus lactis lactis CECT 4433 </text:p>
          </table:table-cell>
          <table:table-cell table:number-columns-repeated="3"/>
          <table:table-cell office:value-type="string">
            <text:p>Lactobacillus plantarum strain:Lp1612 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Lactococcus lactis lactis S3 </text:p>
          </table:table-cell>
          <table:table-cell table:number-columns-repeated="3"/>
          <table:table-cell office:value-type="string">
            <text:p>Lactobacillus plantarum strain:Lp1610 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Lactococcus lactis lactis NCDO 604 </text:p>
          </table:table-cell>
          <table:table-cell table:number-columns-repeated="3"/>
          <table:table-cell office:value-type="string">
            <text:p>Lactobacillus plantarum 965 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2" office:value-type="string">
            <text:p>Lactococcus lactis lactis JCM 5805, NBRC 100933 </text:p>
          </table:table-cell>
          <table:table-cell table:number-columns-repeated="3"/>
          <table:table-cell office:value-type="string">
            <text:p>Lactobacillus plantarum Zhang-LL </text:p>
          </table:table-cell>
          <table:table-cell/>
          <table:table-cell office:value-type="string">
            <text:p>plein_de_seq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Lactococcus lactis cremoris MG1363 </text:p>
          </table:table-cell>
          <table:table-cell table:number-columns-repeated="3"/>
          <table:table-cell office:value-type="string">
            <text:p>Lactobacillus plantarum DSM 21380 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Lactococcus lactis lactis bv. diacetylactis DPC 3901 </text:p>
          </table:table-cell>
          <table:table-cell table:number-columns-repeated="3"/>
          <table:table-cell office:value-type="string">
            <text:p>Lactobacillus plantarum DSM 21379 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2" office:value-type="string">
            <text:p>Lactococcus lactis S3 </text:p>
          </table:table-cell>
          <table:table-cell table:number-columns-repeated="3"/>
          <table:table-cell office:value-type="string">
            <text:p>Lactobacillus plantarum DmCS_001 </text:p>
          </table:table-cell>
          <table:table-cell/>
          <table:table-cell office:value-type="string">
            <text:p>ERROR NCBI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3" office:value-type="string">
            <text:p>Lactococcus lactis AI06 </text:p>
          </table:table-cell>
          <table:table-cell table:number-columns-repeated="3"/>
          <table:table-cell office:value-type="string">
            <text:p>Lactobacillus plantarum INF15D 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3" office:value-type="string">
            <text:p>Lactococcus lactis subsp. lactis S0 </text:p>
          </table:table-cell>
          <table:table-cell table:number-columns-repeated="3"/>
          <table:table-cell office:value-type="string">
            <text:p>Lactobacillus plantarum plantarum JCM 1149 </text:p>
          </table:table-cell>
          <table:table-cell office:value-type="string">
            <text:p>16s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3" office:value-type="string">
            <text:p>Lactococcus lactis lactis KLDS 4.0325 </text:p>
          </table:table-cell>
          <table:table-cell table:number-columns-repeated="3"/>
          <table:table-cell office:value-type="string">
            <text:p>Lactobacillus plantarum Lp90 </text:p>
          </table:table-cell>
          <table:table-cell/>
          <table:table-cell office:value-type="string">
            <text:p>ERROR NCBI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3" office:value-type="string">
            <text:p>Lactococcus lactis cremoris KW2 </text:p>
          </table:table-cell>
          <table:table-cell table:number-columns-repeated="3"/>
          <table:table-cell table:style-name="ce2" office:value-type="string">
            <text:p>Lactobacillus plantarum CMPG5300 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3" office:value-type="string">
            <text:p>Lactococcus lactis lactis CV56 </text:p>
          </table:table-cell>
          <table:table-cell table:number-columns-repeated="3"/>
          <table:table-cell office:value-type="string">
            <text:p>Lactobacillus plantarum Lp299v 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3" office:value-type="string">
            <text:p>Lactococcus lactis cremoris NZ9000 </text:p>
          </table:table-cell>
          <table:table-cell table:number-columns-repeated="3"/>
          <table:table-cell office:value-type="string">
            <text:p>Lactobacillus plantarum B7 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3" office:value-type="string">
            <text:p>Lactococcus lactis lactis KF147 </text:p>
          </table:table-cell>
          <table:table-cell table:number-columns-repeated="3"/>
          <table:table-cell office:value-type="string">
            <text:p>Lactobacillus plantarum XB7 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3" office:value-type="string">
            <text:p>Lactococcus lactis lactis Il1403 </text:p>
          </table:table-cell>
          <table:table-cell table:number-columns-repeated="3"/>
          <table:table-cell office:value-type="string">
            <text:p>Lactobacillus plantarum plantarum R0403 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3" office:value-type="string">
            <text:p>Lactococcus lactis cremoris SK11 </text:p>
          </table:table-cell>
          <table:table-cell table:number-columns-repeated="3"/>
          <table:table-cell office:value-type="string">
            <text:p>Lactobacillus plantarum B67 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3" office:value-type="string">
            <text:p>Lactococcus lactis cremoris MG1363 </text:p>
          </table:table-cell>
          <table:table-cell table:number-columns-repeated="3"/>
          <table:table-cell office:value-type="string">
            <text:p>Lactobacillus plantarum VBLLa 11-47 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3" office:value-type="string">
            <text:p>Lactococcus lactis 61-14 </text:p>
          </table:table-cell>
          <table:table-cell table:number-columns-repeated="3"/>
          <table:table-cell office:value-type="string">
            <text:p>Lactobacillus plantarum VBLLa 17-09 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3" office:value-type="string">
            <text:p>Lactococcus lactis lactis M78 </text:p>
          </table:table-cell>
          <table:table-cell table:number-columns-repeated="3"/>
          <table:table-cell office:value-type="string">
            <text:p>Lactobacillus plantarum plantarum 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3" office:value-type="string">
            <text:p>Lactococcus lactis cremoris SMQ-461 </text:p>
          </table:table-cell>
          <table:table-cell table:number-columns-repeated="3"/>
          <table:table-cell office:value-type="string">
            <text:p>Lactobacillus plantarum plantarum LP1_4H 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3" office:value-type="string">
            <text:p>Lactococcus lactis lactis IO-1 </text:p>
          </table:table-cell>
          <table:table-cell table:number-columns-repeated="3"/>
          <table:table-cell office:value-type="string">
            <text:p>Lactobacillus plantarum plantarum LP1_3L 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3" office:value-type="string">
            <text:p>Lactococcus lactis cremoris UC509.9 </text:p>
          </table:table-cell>
          <table:table-cell table:number-columns-repeated="3"/>
          <table:table-cell office:value-type="string">
            <text:p>Lactobacillus plantarum plantarum LP1_2H 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3" office:value-type="string">
            <text:p>Lactococcus lactis cremoris A76 </text:p>
          </table:table-cell>
          <table:table-cell table:number-columns-repeated="3"/>
          <table:table-cell office:value-type="string">
            <text:p>Lactobacillus plantarum LP8_5H </text:p>
          </table:table-cell>
          <table:table-cell table:number-columns-repeated="7"/>
        </table:table-row>
        <table:table-row table:style-name="ro2">
          <table:table-cell table:number-columns-repeated="6"/>
          <table:table-cell office:value-type="string">
            <text:p>Lactobacillus plantarum LP8_4H </text:p>
          </table:table-cell>
          <table:table-cell table:number-columns-repeated="7"/>
        </table:table-row>
        <table:table-row table:style-name="ro2">
          <table:table-cell table:number-columns-repeated="6"/>
          <table:table-cell office:value-type="string">
            <text:p>Lactobacillus plantarum LP8_1L </text:p>
          </table:table-cell>
          <table:table-cell table:number-columns-repeated="7"/>
        </table:table-row>
        <table:table-row table:style-name="ro2">
          <table:table-cell table:number-columns-repeated="6"/>
          <table:table-cell office:value-type="string">
            <text:p>Lactobacillus plantarum ATCC 8014 wt </text:p>
          </table:table-cell>
          <table:table-cell table:number-columns-repeated="7"/>
        </table:table-row>
        <table:table-row table:style-name="ro1" table:number-rows-repeated="22">
          <table:table-cell table:number-columns-repeated="14"/>
        </table:table-row>
        <table:table-row table:style-name="ro3">
          <table:table-cell table:number-columns-repeated="2"/>
          <table:table-cell office:value-type="string">
            <text:p>Total Complètes (trouvées)</text:p>
          </table:table-cell>
          <table:table-cell office:value-type="float" office:value="12">
            <text:p>12</text:p>
          </table:table-cell>
          <table:table-cell office:value-type="string">
            <text:p>(12+4)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(10+1)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Total Draft (trouvées)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Total pas trouvées</text:p>
          </table:table-cell>
          <table:table-cell office:value-type="float" office:value="13">
            <text:p>13</text:p>
          </table:table-cell>
          <table:table-cell office:value-type="string">
            <text:p>(9+4)</text:p>
          </table:table-cell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Total Trouvées</text:p>
          </table:table-cell>
          <table:table-cell office:value-type="float" office:value="42">
            <text:p>42</text:p>
          </table:table-cell>
          <table:table-cell office:value-type="string">
            <text:p>(12+30)</text:p>
          </table:table-cell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float" office:value="62">
            <text:p>62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3">
          <table:table-cell table:number-columns-repeated="2"/>
          <table:table-cell office:value-type="string">
            <text:p>Supertotal Trouvées</text:p>
          </table:table-cell>
          <table:table-cell table:formula="of:=SUM([.D103];[.G103];[.K103])" office:value-type="float" office:value="97">
            <text:p>97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>
            <text:p>Supertotal Pas Trouvées</text:p>
          </table:table-cell>
          <table:table-cell table:formula="of:=SUM([.D102];[.G102];[.K102])" office:value-type="float" office:value="43">
            <text:p>4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table:formula="of:=SUM([.D106:.D107])" office:value-type="float" office:value="140">
            <text:p>140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ource Han Sans CN Regular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31/05/2016</text:date>, <text:time>18:4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31T18:45:39.53</dc:date>
    <meta:editing-duration>PT18H18M</meta:editing-duration>
    <meta:editing-cycles>43</meta:editing-cycles>
    <meta:generator>OpenOffice/4.1.2$Win32 OpenOffice.org_project/412m3$Build-9782</meta:generator>
    <dc:creator>Guillaume </dc:creator>
    <meta:document-statistic meta:table-count="1" meta:cell-count="356" meta:object-count="0"/>
  </office:meta>
</office:document-meta>
</file>